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1.868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66ccff"/>
    </style:style>
    <style:style style:name="ce2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ce3"/>
        <table:table-column table:style-name="co2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2" office:value-type="string">
            <text:p>Code1</text:p>
          </table:table-cell>
          <table:table-cell table:style-name="ce4" office:value-type="string">
            <text:p>Code2</text:p>
          </table:table-cell>
        </table:table-row>
        <table:table-row table:style-name="ro1">
          <table:table-cell office:value-type="string">
            <text:p>Sinclair ZX Spectrum</text:p>
          </table:table-cell>
          <table:table-cell office:value-type="string">
            <text:p>+2</text:p>
          </table:table-cell>
          <table:table-cell/>
        </table:table-row>
        <table:table-row table:style-name="ro1">
          <table:table-cell office:value-type="string">
            <text:p>Sinclair ZX Spectrum</text:p>
          </table:table-cell>
          <table:table-cell office:value-type="string">
            <text:p>+2a</text:p>
          </table:table-cell>
          <table:table-cell/>
        </table:table-row>
        <table:table-row table:style-name="ro1">
          <table:table-cell office:value-type="string">
            <text:p>Sinclair ZX Spectrum</text:p>
          </table:table-cell>
          <table:table-cell office:value-type="string">
            <text:p>+3</text:p>
          </table:table-cell>
          <table:table-cell/>
        </table:table-row>
        <table:table-row table:style-name="ro1">
          <table:table-cell office:value-type="string">
            <text:p>Atari 8-bit</text:p>
          </table:table-cell>
          <table:table-cell office:value-type="string">
            <text:p>130XE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1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12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1200-A4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2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2000-A3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2024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2500-A3000UX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3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4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4000T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00+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00-A1000-A2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00-A1000-A2000-CDTV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00-A12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00-A1200-A2000-A4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00-A2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00-A600-A2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7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6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600HD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GA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GA-CD32</text:p>
          </table:table-cell>
          <table:table-cell/>
        </table:table-row>
        <table:table-row table:style-name="ro1">
          <table:table-cell office:value-type="string">
            <text:p>Nintendo NES</text:p>
          </table:table-cell>
          <table:table-cell office:value-type="string">
            <text:p>Aladdin Deck Enhancer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CD32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CDTV</text:p>
          </table:table-cell>
          <table:table-cell/>
        </table:table-row>
        <table:table-row table:style-name="ro2">
          <table:table-cell office:value-type="string">
            <text:p>Nintendo NES</text:p>
          </table:table-cell>
          <table:table-cell office:value-type="string">
            <text:p>Computrainer</text:p>
          </table:table-cell>
          <table:table-cell/>
        </table:table-row>
        <table:table-row table:style-name="ro1">
          <table:table-cell office:value-type="string">
            <text:p>Nintendo NES</text:p>
          </table:table-cell>
          <table:table-cell office:value-type="string">
            <text:p>Doctor PC Jr.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ECS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ECS-AGA</text:p>
          </table:table-cell>
          <table:table-cell/>
        </table:table-row>
        <table:table-row table:style-name="ro1">
          <table:table-cell office:value-type="string">
            <text:p>Osborne 1 &amp; Executive</text:p>
          </table:table-cell>
          <table:table-cell office:value-type="string">
            <text:p>Executive</text:p>
          </table:table-cell>
          <table:table-cell/>
        </table:table-row>
        <table:table-row table:style-name="ro1">
          <table:table-cell office:value-type="string">
            <text:p>Atari ST</text:p>
          </table:table-cell>
          <table:table-cell office:value-type="string">
            <text:p>Mega ST</text:p>
          </table:table-cell>
          <table:table-cell/>
        </table:table-row>
        <table:table-row table:style-name="ro1">
          <table:table-cell office:value-type="string">
            <text:p>Atari ST</text:p>
          </table:table-cell>
          <table:table-cell office:value-type="string">
            <text:p>Mega-STE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OCS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OCS-AGA</text:p>
          </table:table-cell>
          <table:table-cell/>
        </table:table-row>
        <table:table-row table:style-name="ro1">
          <table:table-cell office:value-type="string">
            <text:p>???</text:p>
          </table:table-cell>
          <table:table-cell office:value-type="string">
            <text:p>ORCH80</text:p>
          </table:table-cell>
          <table:table-cell/>
        </table:table-row>
        <table:table-row table:style-name="ro2">
          <table:table-cell office:value-type="string">
            <text:p>Osborne 1 &amp; Executive</text:p>
          </table:table-cell>
          <table:table-cell office:value-type="string">
            <text:p>Osbourne 1</text:p>
          </table:table-cell>
          <table:table-cell/>
        </table:table-row>
        <table:table-row table:style-name="ro1">
          <table:table-cell office:value-type="string">
            <text:p>???</text:p>
          </table:table-cell>
          <table:table-cell office:value-type="string">
            <text:p>PIANO90</text:p>
          </table:table-cell>
          <table:table-cell/>
        </table:table-row>
        <table:table-row table:style-name="ro2">
          <table:table-cell office:value-type="string">
            <text:p>Nintendo NES</text:p>
          </table:table-cell>
          <table:table-cell office:value-type="string">
            <text:p>PlayChoice-10</text:p>
          </table:table-cell>
          <table:table-cell office:value-type="string">
            <text:p>PC10</text:p>
          </table:table-cell>
        </table:table-row>
        <table:table-row table:style-name="ro1">
          <table:table-cell office:value-type="string">
            <text:p>???</text:p>
          </table:table-cell>
          <table:table-cell office:value-type="string">
            <text:p>Plus4</text:p>
          </table:table-cell>
          <table:table-cell/>
        </table:table-row>
        <table:table-row table:style-name="ro2">
          <table:table-cell office:value-type="string">
            <text:p>Microkey Primo</text:p>
          </table:table-cell>
          <table:table-cell office:value-type="string">
            <text:p>Primo-A</text:p>
          </table:table-cell>
          <table:table-cell/>
        </table:table-row>
        <table:table-row table:style-name="ro2">
          <table:table-cell office:value-type="string">
            <text:p>Microkey Primo</text:p>
          </table:table-cell>
          <table:table-cell office:value-type="string">
            <text:p>Primo-A64</text:p>
          </table:table-cell>
          <table:table-cell/>
        </table:table-row>
        <table:table-row table:style-name="ro2">
          <table:table-cell office:value-type="string">
            <text:p>Microkey Primo</text:p>
          </table:table-cell>
          <table:table-cell office:value-type="string">
            <text:p>Primo-B</text:p>
          </table:table-cell>
          <table:table-cell/>
        </table:table-row>
        <table:table-row table:style-name="ro2">
          <table:table-cell office:value-type="string">
            <text:p>Microkey Primo</text:p>
          </table:table-cell>
          <table:table-cell office:value-type="string">
            <text:p>Primo-B64</text:p>
          </table:table-cell>
          <table:table-cell/>
        </table:table-row>
        <table:table-row table:style-name="ro2">
          <table:table-cell office:value-type="string">
            <text:p>Microkey Primo</text:p>
          </table:table-cell>
          <table:table-cell office:value-type="string">
            <text:p>Pro-Primo</text:p>
          </table:table-cell>
          <table:table-cell/>
        </table:table-row>
        <table:table-row table:style-name="ro1">
          <table:table-cell office:value-type="string">
            <text:p>Atari ST</text:p>
          </table:table-cell>
          <table:table-cell office:value-type="string">
            <text:p>ST</text:p>
          </table:table-cell>
          <table:table-cell/>
        </table:table-row>
        <table:table-row table:style-name="ro1">
          <table:table-cell office:value-type="string">
            <text:p>Atari ST</text:p>
          </table:table-cell>
          <table:table-cell office:value-type="string">
            <text:p>STE</text:p>
          </table:table-cell>
          <table:table-cell/>
        </table:table-row>
        <table:table-row table:style-name="ro1">
          <table:table-cell office:value-type="string">
            <text:p>???</text:p>
          </table:table-cell>
          <table:table-cell office:value-type="string">
            <text:p>STE-Falcon</text:p>
          </table:table-cell>
          <table:table-cell/>
        </table:table-row>
        <table:table-row table:style-name="ro1">
          <table:table-cell office:value-type="string">
            <text:p>Atari ST</text:p>
          </table:table-cell>
          <table:table-cell office:value-type="string">
            <text:p>TT</text:p>
          </table:table-cell>
          <table:table-cell/>
        </table:table-row>
        <table:table-row table:style-name="ro1">
          <table:table-cell office:value-type="string">
            <text:p>MSX</text:p>
          </table:table-cell>
          <table:table-cell office:value-type="string">
            <text:p>TURBO-R GT</text:p>
          </table:table-cell>
          <table:table-cell/>
        </table:table-row>
        <table:table-row table:style-name="ro1">
          <table:table-cell office:value-type="string">
            <text:p>MSX</text:p>
          </table:table-cell>
          <table:table-cell office:value-type="string">
            <text:p>TURBO-R ST</text:p>
          </table:table-cell>
          <table:table-cell/>
        </table:table-row>
        <table:table-row table:style-name="ro2">
          <table:table-cell office:value-type="string">
            <text:p>Nintendo NES</text:p>
          </table:table-cell>
          <table:table-cell office:value-type="string">
            <text:p>VS DualSystem</text:p>
          </table:table-cell>
          <table:table-cell/>
        </table:table-row>
        <table:table-row table:style-name="ro2">
          <table:table-cell office:value-type="string">
            <text:p>Nintendo NES</text:p>
          </table:table-cell>
          <table:table-cell office:value-type="string">
            <text:p>VS UniSystem</text:p>
          </table:table-cell>
          <table:table-cell/>
        </table:table-row>
        <table:table-row table:style-name="ro2" table:number-rows-repeated="104851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5">10/25/2021</text:date>, <text:time>20:1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4:42:42.76</meta:creation-date>
    <dc:date>2021-10-25T20:13:35.35</dc:date>
    <meta:editing-duration>PT6M6S</meta:editing-duration>
    <meta:editing-cycles>5</meta:editing-cycles>
    <meta:generator>OpenOffice/4.1.7$Win32 OpenOffice.org_project/417m1$Build-9800</meta:generator>
    <meta:document-statistic meta:table-count="3" meta:cell-count="118" meta:object-count="0"/>
  </office:meta>
</office:document-meta>
</file>